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2">
      <style:text-properties officeooo:rsid="002ff7c8" officeooo:paragraph-rsid="002ff7c8"/>
    </style:style>
    <style:style style:name="P13" style:family="paragraph" style:parent-style-name="Text_20_body" style:list-style-name="L3">
      <style:text-properties officeooo:paragraph-rsid="0030abce"/>
    </style:style>
    <style:style style:name="P14" style:family="paragraph" style:parent-style-name="Text_20_body" style:list-style-name="L3">
      <style:text-properties officeooo:rsid="0030abce" officeooo:paragraph-rsid="0030abce"/>
    </style:style>
    <style:style style:name="P15" style:family="paragraph" style:parent-style-name="Text_20_body" style:list-style-name="L5">
      <style:text-properties officeooo:rsid="0030abce" officeooo:paragraph-rsid="0030abce"/>
    </style:style>
    <style:style style:name="P16" style:family="paragraph" style:parent-style-name="Text_20_body" style:list-style-name="L4">
      <style:text-properties officeooo:paragraph-rsid="002e7623"/>
    </style:style>
    <style:style style:name="P17" style:family="paragraph" style:parent-style-name="Text_20_body" style:list-style-name="L4">
      <style:text-properties officeooo:rsid="002e7623" officeooo:paragraph-rsid="002e7623"/>
    </style:style>
    <style:style style:name="P18" style:family="paragraph" style:parent-style-name="Text_20_body">
      <style:text-properties officeooo:paragraph-rsid="002e7623"/>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officeooo:rsid="0030abce"/>
    </style:style>
    <style:style style:name="T6" style:family="text">
      <style:text-properties officeooo:rsid="00319b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466696461" text:style-name="Outline">
        <text:list-item>
          <text:h text:style-name="P9" text:outline-level="1">Prolog</text:h>
        </text:list-item>
      </text:list>
      <text:p text:style-name="P4">Vielen Dank, dass Sie sich für AutomataCI für Ihr Projekt entschieden haben. Sie haben zwar einen soliden geschäftlichen Grund für den Einsatz von AutomataCI, aber dieses Handbuch stellt sicher, dass das Wissen über den Betrieb und die Freiheit, Ihre eigene Kopie von AutomataCI zu besitzen, auch im Falle eines Ausfalls des ursprünglichen Anbieters erhalten bleiben.</text:p>
      <text:p text:style-name="P4"/>
      <text:p text:style-name="P4">Sollten Sie daran interessiert sein, mein Team und mich auf Upstream-Ebene zu kontaktieren, besuchen Sie bitte die folgenden Portale für:</text:p>
      <text:list text:style-name="L1">
        <text:list-item>
          <text:p text:style-name="P11">Plaudern oder lockere Diskussion: <text:a xlink:type="simple" xlink:href="https://github.com/orgs/ChewKeanHo/discussions" text:style-name="Internet_20_link" text:visited-style-name="Visited_20_Internet_20_Link">https://github.com/orgs/ChewKeanHo/discussions</text:a></text:p>
        </text:list-item>
        <text:list-item>
          <text:p text:style-name="P11">AutomataCI Upstream-Repository: <text:a xlink:type="simple" xlink:href="https://github.com/ChewKeanHo/AutomataCI" text:style-name="Internet_20_link" text:visited-style-name="Visited_20_Internet_20_Link">https://github.com/ChewKeanHo/AutomataCI</text:a></text:p>
        </text:list-item>
      </text:list>
      <text:p text:style-name="P4"/>
      <text:p text:style-name="P6">Dieses Buch ist für Bediener unterschiedlicher Stufen geschrieben und organisiert, von Anfang bis Ende:</text:p>
      <text:list text:style-name="L2">
        <text:list-item>
          <text:p text:style-name="P12"><text:span text:style-name="T3">Der Anfänger/Nicht-Techniker</text:span> – wo er/sie sich normalerweise in einer neuen und untergeordneten Rolle befindet, mit der Aufgabe, die Software-Produktionsumgebung ohne ausreichende technische Kenntnisse zu bedienen (z.B. Shell- und PowerShell-Skripting). Sie können keine Entwicklungsaufgaben durchführen.</text:p>
        </text:list-item>
        <text:list-item>
          <text:p text:style-name="P12"><text:span text:style-name="T3">Der Junior</text:span> – wo er/sie ausreichende Shell- und PowerShell-Kenntnisse besitzt, aber die Komponenten einer bestehenden Software-Produktionsumgebung verbessern muss.</text:p>
        </text:list-item>
        <text:list-item>
          <text:p text:style-name="P12"><text:span text:style-name="T3">Der Entwickler</text:span> - wo er/sie sehr erfahren mit Shell- und PowerShell-Kenntnissen ist und sich zutraut, die Komponenten der Software-Produktionsumgebung zu entwickeln.</text:p>
        </text:list-item>
        <text:list-item>
          <text:p text:style-name="P12"><text:span text:style-name="T3">AutomataCI Maintainer</text:span> - wo er/sie AutomataCI in- und auswendig kennt und damit beauftragt ist, AutomataCI lokal oder upstream zu warten oder weiterzuentwickeln.</text:p>
        </text:list-item>
      </text:list>
      <text:p text:style-name="P6"/>
      <text:p text:style-name="P6">Daher sollten Sie Ihre Absichten kennen und wissen, wann Sie auf bestimmten Seiten anhalten sollten. Wenn Sie zum Beispiel mit der Entwicklung Ihrer von AutomataCI gesteuerten Software-Produktionsumgebung beauftragt sind, müssen Sie die Stufe "Entwickler" erreichen. Wenn Sie ein Marketingspezialist sind, der den Auftrag hat, ein eBook mit AutomataCI zu erstellen, dann ist die Stufe "Anfänger/Nicht-Techniker" ausreichend.</text:p>
      <text:p text:style-name="P6"/>
      <text:list xml:id="list115906320875114" text:continue-list="list466696461" text:style-name="Outline">
        <text:list-item>
          <text:list>
            <text:list-item>
              <text:h text:style-name="P10" text:outline-level="2">Warum noch ein CI</text:h>
            </text:list-item>
          </text:list>
        </text:list-item>
      </text:list>
      <text:p text:style-name="Text_20_body">AutomataCI wurde speziell entwickelt, um Bedrohungen der Lieferkette entgegenzuwirken, die seit dem Jahr 2022 im Internet auftreten (siehe: <text:a xlink:type="simple" xlink:href="https://doi.org/10.5281/zenodo.6815013" text:style-name="Internet_20_link" text:visited-style-name="Visited_20_Internet_20_Link">https://doi.org/10.5281/zenodo.6815013</text:a>). Seit der COVID-19-Pandemie ändern viele CI-Dienstleister ihr Geschäftsangebot nachträglich drastisch, bis hin zur Erpressung ihrer Kunden (entweder einen sehr hohen Preis zahlen oder den gesamten Projektbetrieb einstellen).</text:p>
      <text:p text:style-name="Text_20_body"/>
      <text:p text:style-name="P7">Als Reaktion auf diese Bedrohung wurde zunächst ZORALabs Monteur (<text:a xlink:type="simple" xlink:href="https://github.com/zoralab/monteur" text:style-name="Internet_20_link" text:visited-style-name="Visited_20_Internet_20_Link">https://github.com/zoralab/monteur</text:a>) entwickelt, um eine solche Bedrohung zu beseitigen. Allerdings hat es seine eigenen Schwächen im Umgang mit verschiedenen Betriebssystemebenen-nativen Funktionen und ist abhängig vom Compiler einer Programmiersprache. Dies ist nicht ideal, weil:</text:p>
      <text:list text:style-name="L3">
        <text:list-item>
          <text:p text:style-name="P13">Es besteht die Notwendigkeit, 2 kritische Komponenten zu verwalten, nur um eine Automatisierung einzurichten; UND</text:p>
        </text:list-item>
        <text:list-item>
          <text:p text:style-name="P14">Die technischen Anforderungen schrecken nicht-technische Mitwirkende ab.</text:p>
        </text:list-item>
      </text:list>
      <text:p text:style-name="P5"/>
      <text:p text:style-name="P5">Deshalb wurde AutomataCI iterativ entwickelt, um die Schwächen von ZORALabs Monteur zu beheben und den Betrieb eines Projekt-Repositorys zu ermöglichen, ohne vollständig von den Komplikationen der ausführbaren Datei von ZORALabs Monteur abhängig zu sein.</text:p>
      <text:p text:style-name="P5"/>
      <text:list xml:id="list115906543152986" text:continue-list="list115906320875114" text:style-name="Outline">
        <text:list-item>
          <text:list>
            <text:list-item>
              <text:h text:style-name="P10" text:outline-level="2">Das AutomataCI Mantra</text:h>
            </text:list-item>
          </text:list>
        </text:list-item>
      </text:list>
      <text:p text:style-name="P3">Das Projekt muss die folgenden Ziele erfüllen:</text:p>
      <text:list text:style-name="L4">
        <text:list-item>
          <text:p text:style-name="P17"><text:span text:style-name="T3">Funktioniert sofort</text:span> – Betrieb ohne Installation; UND</text:p>
        </text:list-item>
        <text:list-item>
          <text:p text:style-name="P17"><text:span text:style-name="T3">Inklusiv sein</text:span> – niemand wird beim Betrieb zurückgelassen; UND</text:p>
        </text:list-item>
        <text:list-item>
          <text:p text:style-name="P17"><text:span text:style-name="T3">Geringste Lernkurve</text:span> – muss nur Shell- und PowerShell-Skripte lernen; UND</text:p>
        </text:list-item>
        <text:list-item>
          <text:p text:style-name="P17"><text:span text:style-name="T3">Kann durch einen Trigger automatisiert werden</text:span> – bestehende Integrationen von Drittanbietern oder lokale Integrationen beibehalten; UND</text:p>
        </text:list-item>
        <text:list-item>
          <text:p text:style-name="P16"><text:span text:style-name="T3">Kann leicht pausiert werden und Debugging lokal durchführen</text:span> – behält die halbautonome Natur seines Betriebs für fokussiertes Debugging bei und verbraucht weniger Energie und Ressourcen.</text:p>
        </text:list-item>
      </text:list>
      <text:p text:style-name="P5"/>
      <text:p text:style-name="P3">Um dem Druck von externen CI-Anbietern zu begegnen, bietet AutomataCI lokalisierte Kontrolle. So führen Sie und der Anbieter dieselben Befehle aus. Im Falle rechtlich zulässiger "Erpressung" können Sie Ihre Produktion einfach lokal betreiben oder zu einem anderen Anbieter wechseln – ohne Produktionsprozesse oder Befehle anzupassen.</text:p>
      <text:p text:style-name="P3"/>
      <text:list text:continue-list="list115906543152986" text:style-name="Outline">
        <text:list-item>
          <text:list>
            <text:list-item>
              <text:h text:style-name="P10" text:outline-level="2">Über die Automatisierung hinaus expandieren</text:h>
            </text:list-item>
          </text:list>
        </text:list-item>
      </text:list>
      <text:p text:style-name="P8">Seit Version v2.0.0 erweitert sich AutomataCI über reine CI-Funktionen hinaus zu einem vielseitigen Tool für die Steuerung von Produktionsumgebungen. Mit AutomataCI können Sie:</text:p>
      <text:p text:style-name="P8"/>
      <text:list text:style-name="L5">
        <text:list-item>
          <text:p text:style-name="P15"><text:span text:style-name="T3">Zuverlässiges Cross-Compiling</text:span> – Erstellen Sie zuverlässige Builds nicht nur für gängige CPUs, sondern auch für andere Hardware mit den von Ihnen gewählten Technologien.</text:p>
        </text:list-item>
        <text:list-item>
          <text:p text:style-name="P15"><text:span text:style-name="T3">Maximierung der Reichweite</text:span> - Verpacken Sie Ihre Software für so viele standardisierte Vertriebskanäle wie möglich, um Ihren Kunden ein nahtloses Benutzererlebnis zu bieten.</text:p>
        </text:list-item>
        <text:list-item>
          <text:p text:style-name="P15"><text:span text:style-name="T3">Fokus auf Geschäftsziele</text:span> - Setzen Sie mehrere Technologien für Ihre Produktentwicklung durch Integration ein (natürlich im Rahmen vernünftiger Anforderungen).</text:p>
        </text:list-item>
        <text:list-item>
          <text:p text:style-name="P15"><text:span text:style-name="T3">Absicherung des Ursprungspunkts</text:span> - GPG-kryptografisch signierte Pakete zusammen mit gängiger Shasum-Prüfung für eine durchgängig verifizierbare Lösung für alle Sicherheitsanforderungen; jederzeit und überall.</text:p>
        </text:list-item>
        <text:list-item>
          <text:p text:style-name="P15"><text:span text:style-name="T3">Optimal containerisiert</text:span> – Erstellen Sie kleine Open-Source Image Container (für Docker ODER Podman) UND kompilieren Sie nach Möglichkeit plattformübergreifende Imag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1:59:01.595949506</meta:creation-date>
    <dc:title>Prologue</dc:title>
    <meta:generator>LibreOffice/24.2.1.2$Linux_X86_64 LibreOffice_project/db4def46b0453cc22e2d0305797cf981b68ef5ac</meta:generator>
    <meta:editing-duration>PT17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7T11:59:04.520856268</dc:date>
    <dc:creator>Kean Ho Chew</dc:creator>
    <meta:document-statistic meta:table-count="0" meta:image-count="0" meta:object-count="0" meta:page-count="4" meta:paragraph-count="35" meta:word-count="677" meta:character-count="5279" meta:non-whitespace-character-count="4643"/>
    <meta:template xlink:type="simple" xlink:actuate="onRequest" xlink:title="Noto Sans Light Default Template" xlink:href="../../../../../../../../templates/default.ott" meta:date="2024-03-25T07:09:47.213847945"/>
  </office:meta>
</office:document-meta>
</file>